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76cm" svg:stroke-color="#333333" draw:marker-start-width="0.418cm" draw:marker-end-width="0.418cm" draw:fill-color="#cccccc" draw:textarea-horizontal-align="justify" draw:textarea-vertical-align="middle" draw:auto-grow-height="false" fo:min-height="1.765cm" fo:min-width="8.214cm" fo:padding-top="0.162cm" fo:padding-bottom="0.162cm" fo:padding-left="0.287cm" fo:padding-right="0.287cm"/>
    </style:style>
    <style:style style:name="gr2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3333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3" style:family="graphic" style:parent-style-name="standard">
      <style:graphic-properties draw:stroke="dash" draw:stroke-dash="Fine_20_Dashed" svg:stroke-width="0.076cm" svg:stroke-color="#808080" draw:marker-start-width="0.444cm" draw:marker-end-width="0.444cm" draw:fill-color="#ff66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4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ffcc00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5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ff66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6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cccccc" draw:textarea-horizontal-align="justify" draw:textarea-vertical-align="middle" draw:auto-grow-height="false" fo:min-height="0.823cm" fo:min-width="3.362cm" fo:padding-top="0.163cm" fo:padding-bottom="0.163cm" fo:padding-left="0.288cm" fo:padding-right="0.288cm"/>
    </style:style>
    <style:style style:name="gr7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00ccff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gr8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1.318cm" fo:min-width="0cm" fo:padding-top="0.163cm" fo:padding-bottom="0.163cm" fo:padding-left="0.288cm" fo:padding-right="0.288cm" draw:shadow-offset-x="0.203cm" draw:shadow-offset-y="0.203cm"/>
    </style:style>
    <style:style style:name="gr9" style:family="graphic" style:parent-style-name="standard">
      <style:graphic-properties draw:stroke="dash" draw:stroke-dash="Fine_20_Dashed" svg:stroke-width="0.076cm" svg:stroke-color="#333333" draw:marker-start-width="0.419cm" draw:marker-end-width="0.419cm" draw:fill-color="#eeeeee" draw:textarea-horizontal-align="justify" draw:textarea-vertical-align="middle" draw:auto-grow-height="false" fo:min-height="1.293cm" fo:min-width="0cm" fo:padding-top="0.163cm" fo:padding-bottom="0.163cm" fo:padding-left="0.288cm" fo:padding-right="0.288cm" draw:shadow-offset-x="0.203cm" draw:shadow-offset-y="0.203cm"/>
    </style:style>
    <style:style style:name="gr10" style:family="graphic" style:parent-style-name="standard">
      <style:graphic-properties draw:stroke="dash" draw:stroke-dash="Fine_20_Dashed" svg:stroke-width="0.076cm" svg:stroke-color="#808080" draw:marker-start-width="0.419cm" draw:marker-end-width="0.419cm" draw:fill-color="#990099" draw:opacity="50%" draw:textarea-horizontal-align="justify" draw:textarea-vertical-align="middle" draw:auto-grow-height="false" fo:min-height="0.944cm" fo:min-width="7.806cm" fo:padding-top="0.163cm" fo:padding-bottom="0.163cm" fo:padding-left="0.288cm" fo:padding-right="0.288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3" style:family="paragraph">
      <loext:graphic-properties draw:fill-color="#ff3333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4" style:family="paragraph">
      <loext:graphic-properties draw:fill-color="#ff66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5" style:family="paragraph">
      <loext:graphic-properties draw:fill-color="#ffcc00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6" style:family="paragraph">
      <loext:graphic-properties draw:fill-color="#00ff66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7" style:family="paragraph">
      <loext:graphic-properties draw:fill-color="#00ccff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990099" draw:opacity="50%"/>
      <style:paragraph-properties fo:text-align="center"/>
      <style:text-properties style:font-name="Abyssinica SIL1" fo:font-size="18pt" fo:font-weight="bold" style:font-size-asian="18pt" style:font-weight-asian="bold" style:font-size-complex="18pt" style:font-weight-complex="600"/>
    </style:style>
    <style:style style:name="T1" style:family="text">
      <style:text-properties style:font-name="Abyssinica SIL1" fo:font-size="18pt" fo:font-weight="bold" style:font-size-asian="18pt" style:font-weight-asian="bold" style:font-size-complex="18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763cm" svg:height="3.302cm" svg:x="6.715cm" svg:y="1.254cm">
          <text:p text:style-name="P1"><text:span text:style-name="T1"/></text:p>
          <text:p text:style-name="P1"><text:span text:style-name="T1">MC Tally</text:span></text:p>
          <text:p text:style-name="P1"><text:span text:style-name="T1">Dataset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draw:layer="layout" svg:width="8.382cm" svg:height="1.27cm" svg:x="6.867cm" svg:y="16.977cm">
          <text:p text:style-name="P1"><text:span text:style-name="T1">Clustering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8.382cm" svg:height="1.27cm" svg:x="6.867cm" svg:y="6.867cm">
          <text:p text:style-name="P1"><text:span text:style-name="T1">Feature Extra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8.382cm" svg:height="1.27cm" svg:x="6.867cm" svg:y="20.329cm">
          <text:p text:style-name="P1"><text:span text:style-name="T1">Model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8.382cm" svg:height="1.27cm" svg:x="6.867cm" svg:y="13.573cm">
          <text:p text:style-name="P1"><text:span text:style-name="T1">Dimensionality Redu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3.937cm" svg:height="1.837cm" svg:x="9.101cm" svg:y="27.322cm">
          <text:p text:style-name="P1"><text:span text:style-name="T1">MGX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7" draw:layer="layout" svg:width="8.382cm" svg:height="1.27cm" svg:x="6.867cm" svg:y="10.22cm">
          <text:p text:style-name="P1"><text:span text:style-name="T1">Feature 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635cm" svg:height="1.878cm" svg:x="10.779cm" svg:y="4.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0.635cm" svg:height="1.85cm" svg:x="10.78cm" svg:y="8.23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0.635cm" svg:height="1.85cm" svg:x="10.78cm" svg:y="11.6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0.635cm" svg:height="1.85cm" svg:x="10.78cm" svg:y="14.94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0.635cm" svg:height="1.85cm" svg:x="10.78cm" svg:y="18.34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8" draw:layer="layout" svg:width="0.635cm" svg:height="1.85cm" svg:x="10.78cm" svg:y="21.74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9" draw:layer="layout" svg:width="8.382cm" svg:height="1.27cm" svg:x="6.867cm" svg:y="23.835cm">
          <text:p text:style-name="P1"><text:span text:style-name="T1">Spatial Homogeniz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1.85cm" svg:x="10.78cm" svg:y="25.2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Abyssinica SIL1" svg:font-family="'Abyssinica SIL'" style:font-adornments="Bold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13:57:12.184495993</meta:creation-date>
    <dc:date>2016-10-12T09:03:52.616920089</dc:date>
    <meta:editing-duration>PT2H38M4S</meta:editing-duration>
    <meta:editing-cycles>9</meta:editing-cycles>
    <meta:generator>LibreOffice/5.1.4.2$Linux_X86_64 LibreOffice_project/10m0$Build-2</meta:generator>
    <meta:document-statistic meta:object-count="15"/>
  </office:meta>
</office:document-meta>
</file>